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officeooo:rsid="0015a918" officeooo:paragraph-rsid="0015a91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4574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Heading_20_1"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04574"/>
    </style:style>
    <style:style style:name="T5" style:family="text">
      <style:text-properties officeooo:rsid="001201d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docs-internal-guid-5c04f0ad-7fff-c3cd-a5c3-b3b674be7ec6"/>Parcial I parte I </text:h>
      <text:p text:style-name="P1">Programación Web</text:p>
      <text:p text:style-name="Text_20_body"/>
      <text:p text:style-name="P2">I. Instrucciones: Leer detalladamente los reactivos y responder de manera correcta lo solicitado en los reactivos, Evidenciar en plataforma</text:p>
      <text:p text:style-name="Text_20_body"/>
      <text:p text:style-name="P2">1. Dibuje un arbol con la estructura basica de un proyecto y una aplicación de Django</text:p>
      <text:p text:style-name="P2">demo</text:p>
      <text:p text:style-name="P6">├── <text:span text:style-name="T1">db.sqlite3</text:span></text:p>
      <text:p text:style-name="P6">├── <text:span text:style-name="T1">demo</text:span></text:p>
      <text:p text:style-name="P6">│   ├── <text:span text:style-name="T1">asgi.py</text:span></text:p>
      <text:p text:style-name="P6">│   ├── <text:span text:style-name="T1">__init__.py</text:span></text:p>
      <text:p text:style-name="P6">│   ├── <text:span text:style-name="T1">__pycache__</text:span></text:p>
      <text:p text:style-name="P6">│   │ ├── <text:span text:style-name="T1">__init__.cpython-36.pyc</text:span></text:p>
      <text:p text:style-name="P6">│   │ ├── <text:span text:style-name="T1">settings.cpython-36.pyc</text:span></text:p>
      <text:p text:style-name="P6">│   │ ├── <text:span text:style-name="T1">urls.cpython-36.pyc</text:span></text:p>
      <text:p text:style-name="P6">│   │ └── <text:span text:style-name="T1">wsgi.cpython-36.pyc</text:span></text:p>
      <text:p text:style-name="P6">│   ├── <text:span text:style-name="T1">settings.py</text:span></text:p>
      <text:p text:style-name="P6">│   ├── <text:span text:style-name="T1">urls.py</text:span></text:p>
      <text:p text:style-name="P6">│   └── <text:span text:style-name="T1">wsgi.py</text:span></text:p>
      <text:p text:style-name="P6">├── <text:span text:style-name="T1">home</text:span></text:p>
      <text:p text:style-name="P6">│   ├── <text:span text:style-name="T1">admin.py</text:span></text:p>
      <text:p text:style-name="P6">│   ├── <text:span text:style-name="T1">apps.py</text:span></text:p>
      <text:p text:style-name="P6">│   ├── <text:span text:style-name="T1">__init__.py</text:span></text:p>
      <text:p text:style-name="P6">│   ├── <text:span text:style-name="T1">migrations</text:span></text:p>
      <text:p text:style-name="P6">│   │ ├── <text:span text:style-name="T1">0001_initial.py</text:span></text:p>
      <text:p text:style-name="P6">│   │ ├── <text:span text:style-name="T1">__init__.py</text:span></text:p>
      <text:p text:style-name="P6">│   │ └── <text:span text:style-name="T1">__pycache__</text:span></text:p>
      <text:p text:style-name="P7"><text:span text:style-name="T2">│   │     ├── </text:span><text:span text:style-name="T3">0001_initial.cpython-36.pyc</text:span></text:p>
      <text:p text:style-name="P7"><text:span text:style-name="T2">│   │     └── </text:span><text:span text:style-name="T3">__init__.cpython-36.pyc</text:span></text:p>
      <text:p text:style-name="P6">│   ├── <text:span text:style-name="T1">models.py</text:span></text:p>
      <text:p text:style-name="P6">│   ├── <text:span text:style-name="T1">__pycache__</text:span></text:p>
      <text:p text:style-name="P6">│   │ ├── <text:span text:style-name="T1">admin.cpython-36.pyc</text:span></text:p>
      <text:p text:style-name="P6"><text:soft-page-break/>│   │ ├── <text:span text:style-name="T1">__init__.cpython-36.pyc</text:span></text:p>
      <text:p text:style-name="P6">│   │ ├── <text:span text:style-name="T1">models.cpython-36.pyc</text:span></text:p>
      <text:p text:style-name="P6">│   │ └── <text:span text:style-name="T1">views.cpython-36.pyc</text:span></text:p>
      <text:p text:style-name="P6">│   ├── <text:span text:style-name="T1">tests.py</text:span></text:p>
      <text:p text:style-name="P6">│   └── <text:span text:style-name="T1">views.py</text:span></text:p>
      <text:p text:style-name="P6">├── <text:span text:style-name="T1">manage.py</text:span></text:p>
      <text:p text:style-name="P6">└── <text:span text:style-name="T1">templates</text:span></text:p>
      <text:p text:style-name="P7"><text:span text:style-name="T2">    └── </text:span><text:span text:style-name="T3">home</text:span></text:p>
      <text:p text:style-name="P7"><text:span text:style-name="T2">        └── </text:span><text:span text:style-name="T3">index.html</text:span></text:p>
      <text:p text:style-name="Text_20_body"/>
      <text:p text:style-name="P2">8 directories, 26 files</text:p>
      <text:p text:style-name="Text_20_body"/>
      <text:p text:style-name="P2">2. Mencione tres argumentos que gestiona el comando manage.py</text:p>
      <text:list xml:id="list3286903597" text:style-name="L1">
        <text:list-item>
          <text:p text:style-name="P3">iniciar el servidor</text:p>
        </text:list-item>
      </text:list>
      <text:p text:style-name="P8">$ python manage.py runserver</text:p>
      <text:list xml:id="list766451703" text:style-name="L2">
        <text:list-item>
          <text:p text:style-name="P4">iniciar una aplicación</text:p>
          <text:list>
            <text:list-header>
              <text:p text:style-name="P4"><text:span text:style-name="T5">q</text:span>$ python manage.py startapp home</text:p>
            </text:list-header>
          </text:list>
        </text:list-item>
        <text:list-item>
          <text:p text:style-name="P5">registrar las migraciones <text:span text:style-name="T4">de los modelos y para sincronizarlos</text:span></text:p>
          <text:p text:style-name="P5">$ python manage.py makemigrations</text:p>
          <text:p text:style-name="P5">$ python manage.py migrate</text:p>
        </text:list-item>
      </text:list>
      <text:p text:style-name="Text_20_body"/>
      <text:p text:style-name="P2">3. Explique la diferencia de utilizar urls global y urls local</text:p>
      <text:p text:style-name="P2">4. Escriba un patron de url para una vista basada en funcion</text:p>
      <text:p text:style-name="P2">5. Escriba un patron de url para una vista basada en clase</text:p>
      <text:p text:style-name="Text_20_body"/>
      <text:p text:style-name="P2">6. Escriba el comando para hacer un proyecto en Django</text:p>
      <text:p text:style-name="P2">$ django-admin.py startproject demo</text:p>
      <text:p text:style-name="Text_20_body"/>
      <text:p text:style-name="P2">7. Escriba el comando para hacer una aplicación en Django</text:p>
      <text:p text:style-name="P2">$ python manage.py startapp home</text:p>
      <text:p text:style-name="Text_20_body"/>
      <text:p text:style-name="P2">8. Mencione para que sirve el archivo Settings.py</text:p>
      <text:p text:style-name="P2">para dar de alta una aplicación, se usa también para guardar los templates</text:p>
      <text:p text:style-name="Text_20_body"/>
      <text:p text:style-name="P2">9. Escriba el comando para registrar las migraciones de los modelos</text:p>
      <text:p text:style-name="P2">$ python manage.py makemigrations</text:p>
      <text:p text:style-name="Text_20_body"><text:soft-page-break/></text:p>
      <text:p text:style-name="P2">10. Escriba el comando para sincronizar el modelo con el motor de base de datos.</text:p>
      <text:p text:style-name="P2">$ python manage.py migrate</text:p>
      <text:p text:style-name="Text_20_body"/>
      <text:p text:style-name="P2">Nota: este examen fue intencionalmente escrito sin acent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31:43.058730369</meta:creation-date>
    <dc:date>2020-02-15T01:54:38.239505914</dc:date>
    <meta:editing-duration>PT12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328" meta:character-count="2041" meta:non-whitespace-character-count="1706"/>
  </office:meta>
</office:document-meta>
</file>